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herif" svg:font-family="Sherif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herif" fo:font-size="24pt" officeooo:rsid="001be71a" officeooo:paragraph-rsid="001be71a" style:font-size-asian="24pt" style:font-size-complex="24pt"/>
    </style:style>
    <style:style style:name="P2" style:family="paragraph" style:parent-style-name="Standard">
      <style:text-properties style:font-name="Sherif" fo:font-size="12pt" style:font-size-asian="12pt" style:font-size-complex="12pt"/>
    </style:style>
    <style:style style:name="P3" style:family="paragraph" style:parent-style-name="Standard">
      <style:text-properties style:font-name="Sherif" fo:font-size="12pt" officeooo:rsid="0019c52c" officeooo:paragraph-rsid="0019c52c" style:font-size-asian="12pt" style:font-size-complex="12pt"/>
    </style:style>
    <style:style style:name="P4" style:family="paragraph" style:parent-style-name="Standard" style:list-style-name="L1">
      <style:text-properties style:font-name="Sherif" fo:font-size="12pt" officeooo:rsid="0019c52c" officeooo:paragraph-rsid="0019c52c" style:font-size-asian="12pt" style:font-size-complex="12pt"/>
    </style:style>
    <style:style style:name="P5" style:family="paragraph" style:parent-style-name="Standard" style:list-style-name="L1">
      <style:text-properties style:font-name="Sherif" fo:font-size="12pt" officeooo:rsid="0019c52c" officeooo:paragraph-rsid="001a69d5" style:font-size-asian="12pt" style:font-size-complex="12pt"/>
    </style:style>
    <style:style style:name="P6" style:family="paragraph" style:parent-style-name="Standard">
      <style:text-properties style:font-name="Sherif" fo:font-size="12pt" officeooo:paragraph-rsid="0019c52c" style:font-size-asian="12pt" style:font-size-complex="12pt"/>
    </style:style>
    <style:style style:name="P7" style:family="paragraph" style:parent-style-name="Standard" style:list-style-name="L1">
      <style:text-properties style:font-name="Sherif" fo:font-size="12pt" officeooo:rsid="001a69d5" officeooo:paragraph-rsid="001a69d5" style:font-size-asian="12pt" style:font-size-complex="12pt"/>
    </style:style>
    <style:style style:name="P8" style:family="paragraph" style:parent-style-name="Standard">
      <style:text-properties style:font-name="Sherif" fo:font-size="12pt" officeooo:rsid="001a69d5" officeooo:paragraph-rsid="001a69d5" style:font-size-asian="12pt" style:font-size-complex="12pt"/>
    </style:style>
    <style:style style:name="P9" style:family="paragraph" style:parent-style-name="Standard" style:list-style-name="L1">
      <style:text-properties style:font-name="Sherif" fo:font-size="12pt" officeooo:paragraph-rsid="001a69d5" style:font-size-asian="12pt" style:font-size-complex="12pt"/>
    </style:style>
    <style:style style:name="P10" style:family="paragraph" style:parent-style-name="Standard" style:list-style-name="L1">
      <style:text-properties style:font-name="Sherif" fo:font-size="12pt" officeooo:paragraph-rsid="0019c52c" style:font-size-asian="12pt" style:font-size-complex="12pt"/>
    </style:style>
    <style:style style:name="P11" style:family="paragraph" style:parent-style-name="Standard">
      <style:text-properties style:font-name="Sherif" fo:font-size="12pt" officeooo:paragraph-rsid="001a69d5" style:font-size-asian="12pt" style:font-size-complex="12pt"/>
    </style:style>
    <style:style style:name="P12" style:family="paragraph" style:parent-style-name="Standard">
      <style:text-properties style:font-name="Sherif" fo:font-size="12pt" officeooo:rsid="001ab2e6" officeooo:paragraph-rsid="001ab2e6" style:font-size-asian="12pt" style:font-size-complex="12pt"/>
    </style:style>
    <style:style style:name="P13" style:family="paragraph" style:parent-style-name="Standard">
      <style:text-properties style:font-name="Sherif" fo:font-size="12pt" officeooo:rsid="001d6a60" officeooo:paragraph-rsid="001d6a60" style:font-size-asian="12pt" style:font-size-complex="12pt"/>
    </style:style>
    <style:style style:name="T1" style:family="text">
      <style:text-properties officeooo:rsid="0019c52c"/>
    </style:style>
    <style:style style:name="T2" style:family="text">
      <style:text-properties officeooo:rsid="001a69d5"/>
    </style:style>
    <style:style style:name="T3" style:family="text">
      <style:text-properties style:font-name="serif"/>
    </style:style>
    <style:style style:name="T4" style:family="text">
      <style:text-properties style:font-name="serif" fo:font-size="12pt"/>
    </style:style>
    <style:style style:name="T5" style:family="text">
      <style:text-properties style:font-name="serif" fo:font-size="12pt" officeooo:rsid="001a69d5"/>
    </style:style>
    <style:style style:name="T6" style:family="text">
      <style:text-properties style:font-name="serif" officeooo:rsid="001a69d5"/>
    </style:style>
    <style:style style:name="T7" style:family="text">
      <style:text-properties fo:font-size="6.75pt"/>
    </style:style>
    <style:style style:name="T8" style:family="text">
      <style:text-properties officeooo:rsid="001f0ea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 Projet MINISIG</text:p>
      <text:p text:style-name="P2"/>
      <text:p text:style-name="P2"/>
      <text:p text:style-name="P2"/>
      <text:p text:style-name="P2"/>
      <text:p text:style-name="P2"/>
      <text:p text:style-name="P3">Planning,pas de gant : mettre backlog du produit avec backlog des sprint </text:p>
      <text:p text:style-name="P3"/>
      <text:p text:style-name="P3">Utilisateur : Victor Coindet, personne voulant utiliser un minisig 2D/3D</text:p>
      <text:p text:style-name="P3"/>
      <text:p text:style-name="P3">Pour l’école </text:p>
      <text:p text:style-name="P3"/>
      <text:p text:style-name="P3">Pas d’enjeux, projet de classe </text:p>
      <text:p text:style-name="P3"/>
      <text:p text:style-name="P3">Aspects financier : aucun 3,5 semaines de cours </text:p>
      <text:p text:style-name="P3"/>
      <text:p text:style-name="P6"><text:span text:style-name="T1">Aspects sociau</text:span><text:span text:style-name="T2">x : Rôles des gens et équipes, </text:span>l’organisation établie au sein du groupe, les rôles ainsi que des commentaires sur le déroulé des opérations.</text:p>
      <text:p text:style-name="P3"/>
      <text:p text:style-name="P3">Lexique/Glossaire :</text:p>
      <text:p text:style-name="P3">- SIG</text:p>
      <text:p text:style-name="P3">- CityGML</text:p>
      <text:p text:style-name="P3">- 3D</text:p>
      <text:p text:style-name="P3"/>
      <text:p text:style-name="P3">Objectif : </text:p>
      <text:p text:style-name="P3"/>
      <text:p text:style-name="P3">- Minisig :</text:p>
      <text:p text:style-name="P3"/>
      <text:list xml:id="list921196184" text:style-name="L1">
        <text:list-item>
          <text:p text:style-name="P4">Visualiseur de données 2D/3D </text:p>
        </text:list-item>
        <text:list-item>
          <text:p text:style-name="P7">Français</text:p>
        </text:list-item>
        <text:list-item>
          <text:p text:style-name="P9"><text:span text:style-name="T1">2D : </text:span></text:p>
        </text:list-item>
        <text:list-item>
          <text:p text:style-name="P9">orthophotographie, vecteur + raster <text:span text:style-name="T1">+ flux ign : WMS, WFS, WMTS</text:span></text:p>
        </text:list-item>
        <text:list-item>
          <text:p text:style-name="P10">chargement de données locales (SHP et GeoTIFF au minimum);</text:p>
        </text:list-item>
        <text:list-item>
          <text:p text:style-name="P7">Au clic, affichage type de bâti (métadonnées) </text:p>
        </text:list-item>
        <text:list-item>
          <text:p text:style-name="P5">Interface <text:span text:style-name="T2">de gestion de couches </text:span></text:p>
        </text:list-item>
        <text:list-item>
          <text:p text:style-name="P9"><text:span text:style-name="T2">Bonus : </text:span></text:p>
        </text:list-item>
        <text:list-item>
          <text:p text:style-name="P9"><text:span text:style-name="T2">gestion du style (SLD), </text:span></text:p>
        </text:list-item>
        <text:list-item>
          <text:p text:style-name="P9">opérations géométriques 2D: intersections, buffer,</text:p>
        </text:list-item>
        <text:list-item>
          <text:p text:style-name="P9"><text:span text:style-name="T2">é</text:span>dition 2D des attributs des couches vecteurs</text:p>
        </text:list-item>
      </text:list>
      <text:p text:style-name="P11"/>
      <text:p text:style-name="P11"/>
      <text:p text:style-name="P11"/>
      <text:list xml:id="list165751037491992" text:continue-numbering="true" text:style-name="L1">
        <text:list-item>
          <text:p text:style-name="P5">3D : </text:p>
        </text:list-item>
        <text:list-item>
          <text:p text:style-name="P5"><text:span text:style-name="T2">V</text:span>isualisation de couches images (orthophotos plaquées sur MNT) et vecteurs</text:p>
        </text:list-item>
        <text:list-item>
          <text:p text:style-name="P5">les bâtiments en 3D seront soit extrudés1 à partir d’un format 2,5D, soit chargés à partir d’unvrai format 3D: CityGML2</text:p>
        </text:list-item>
        <text:list-item>
          <text:p text:style-name="P5"><text:span text:style-name="T2">Pour test front : </text:span><text:span text:style-name="T8">à</text:span> décider (sûrement citygml) : data du grand Lyon ou BDTOPO</text:p>
        </text:list-item>
        <text:list-item>
          <text:p text:style-name="P4">Quartier de Lyon a décider </text:p>
        </text:list-item>
        <text:list-item>
          <text:p text:style-name="P4">Interface <text:span text:style-name="T2">de gestion de couches </text:span></text:p>
        </text:list-item>
        <text:list-item>
          <text:p text:style-name="P7"><text:soft-page-break/>gestion de la caméra (zoom, dézoom, pan, rotations);</text:p>
        </text:list-item>
        <text:list-item>
          <text:p text:style-name="P7">Bonus : </text:p>
        </text:list-item>
        <text:list-item>
          <text:p text:style-name="P7">calcul d’indicateurs morphologiques 3D simples sur les bâtiments:</text:p>
        </text:list-item>
        <text:list-item>
          <text:p text:style-name="P7">hauteur max</text:p>
        </text:list-item>
        <text:list-item>
          <text:p text:style-name="P7">hauteur à la gouttière (point le plus bas du toit);</text:p>
        </text:list-item>
        <text:list-item>
          <text:p text:style-name="P7">Surface de plancher (somme des surfaces des planchers d’un bâtiment en comptant les étages);</text:p>
        </text:list-item>
        <text:list-item>
          <text:p text:style-name="P7">ouverture de ciel (pourcentage de ciel visible depuis un point donné)</text:p>
        </text:list-item>
      </text:list>
      <text:p text:style-name="P8"/>
      <text:list xml:id="list165750375131965" text:continue-numbering="true" text:style-name="L1">
        <text:list-item>
          <text:p text:style-name="P9"><text:span text:style-name="T2">Interface :</text:span></text:p>
        </text:list-item>
        <text:list-item>
          <text:p text:style-name="P7">bouton switch 2D/3D </text:p>
        </text:list-item>
        <text:list-item>
          <text:p text:style-name="P7">Onglet gestion des couches : masquer/Afficher supprimer zoom sur couche, fleche index des couches </text:p>
        </text:list-item>
        <text:list-item>
          <text:p text:style-name="P7"/>
        </text:list-item>
      </text:list>
      <text:p text:style-name="P3"/>
      <text:p text:style-name="P12">Architecture Technique : Client Lourd avec un front-end et un back-end <text:span text:style-name="T8">+ bdd + flux </text:span></text:p>
      <text:p text:style-name="P12"/>
      <text:p text:style-name="P12">Dépôt git : avec readme, comment installer et utiliser l’outil</text:p>
      <text:p text:style-name="P12"/>
      <text:p text:style-name="P12">Contraintes : Langages : cpp et OpenGL, mode AGILE, temps 3,5 semaines, à rendre pour 8 décembre au soir, </text:p>
      <text:p text:style-name="P12"/>
      <text:p text:style-name="P12">Acteurs : Victor et acteurs potentiels ? </text:p>
      <text:p text:style-name="P12"/>
      <text:p text:style-name="P13">Analyse fonctionnelle : diagramme activité et classes à définir </text:p>
      <text:p text:style-name="P13"/>
      <text:p text:style-name="P13">Étude technique :</text:p>
      <text:p text:style-name="P13"/>
      <text:p text:style-name="P13">Choix des langage : Cpp avec OpengL et formats de données à définir. </text:p>
      <text:p text:style-name="P13"/>
      <text:p text:style-name="P13">Réalisation et suivi de projet : </text:p>
      <text:p text:style-name="P13"/>
      <text:p text:style-name="P13">Risques : à définir</text:p>
      <text:p text:style-name="P13"/>
      <text:p text:style-name="P13">Planning prévisionnel : voir trello + méthode AGILE 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herif" svg:font-family="Sh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9:27:24.252988487</meta:creation-date>
    <dc:date>2023-11-16T16:57:49.590152679</dc:date>
    <meta:editing-duration>PT1H7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388" meta:character-count="2226" meta:non-whitespace-character-count="1892"/>
  </office:meta>
</office:document-meta>
</file>